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4-05_21-07-26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4-06_02-39-57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4-06_02-40-03_000.jpg</text:p>
          </table:table-cell>
          <table:table-cell table:style-name="ce25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4-06_07-56-46_000.jpg</text:p>
          </table:table-cell>
          <table:table-cell table:style-name="ce34" office:value-type="string">
            <text:p>:m :i 1*1 / visual arts / topic=模様：モチーフ,content=雑草を以て、模様のモチーフと為そう。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i 1*1 / visual arts / topic=模様：モチーフ,content=雑草を以て、模様のモチーフと為そう。,other=~">
            <text:p>:m :i 1*1 / visual arts / topic=模様：モチーフ,content=雑草を以て、模様のモチーフと為そう。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4-06_13-17-00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4-06_15-19-40_000.jpg</text:p>
          </table:table-cell>
          <table:table-cell table:style-name="ce34" office:value-type="string">
            <text:p>:m 東和 PHOTO / 220402sa / 中野坂上駅 / 横浜市南区万世町二丁目計画 / １名 / 大同産業（池田建設） / 日誌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東和 PHOTO / 220402sa / 中野坂上駅 / 横浜市南区万世町二丁目計画 / １名 / 大同産業（池田建設） / 日誌">
            <text:p>:m 東和 PHOTO / 220402sa / 中野坂上駅 / 横浜市南区万世町二丁目計画 / １名 / 大同産業（池田建設） / 日誌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4-06_17-33-05_000.jpg</text:p>
          </table:table-cell>
          <table:table-cell table:style-name="ce34" office:value-type="string">
            <text:p>:m #*# RES / JVEMV6 64#156_2.1_manyoo_1 / 『萬葉集①　巻第一～巻第四』 / w=天智天皇；斉明天皇；干支 / p.34 / topic=干支：計算方法,other=~,publisher=小学館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#*# RES / JVEMV6 64#156_2.1_manyoo_1 / 『萬葉集①　巻第一～巻第四』 / w=天智天皇；斉明天皇；干支 / p.34 / topic=干支：計算方法,other=~,publisher=小学館">
            <text:p>:m #*# RES / JVEMV6 64#156_2.1_manyoo_1 / 『萬葉集①　巻第一～巻第四』 / w=天智天皇；斉明天皇；干支 / p.34 / topic=干支：計算方法,other=~,publisher=小学館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4-06_18-17-27_000.jpg</text:p>
          </table:table-cell>
          <table:table-cell table:style-name="ce34" office:value-type="string">
            <text:p>:m 1*1 / JVEMV6 46#6.8 / 46. art / 6. va / 8. japanese art / topic=des.object=オオイヌノフグリ：花冠,other=memo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1*1 / JVEMV6 46#6.8 / 46. art / 6. va / 8. japanese art / topic=des.object=オオイヌノフグリ：花冠,other=memo+">
            <text:p>:m 1*1 / JVEMV6 46#6.8 / 46. art / 6. va / 8. japanese art / topic=des.object=オオイヌノフグリ：花冠,other=memo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4-06_18-17-46_000.jpg</text:p>
          </table:table-cell>
          <table:table-cell table:style-name="ce34" office:value-type="string">
            <text:p>:m RES 1*1 / free# JVEMV6 68#_219:1 / 68. theoretical-physics(tp) / w=,topics=回転系のベクトル；剛体,other=~,doc=r-8-1~4.1.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RES 1*1 / free# JVEMV6 68#_219:1 / 68. theoretical-physics(tp) / w=,topics=回転系のベクトル；剛体,other=~,doc=r-8-1~4.1.2">
            <text:p>:m RES 1*1 / free# JVEMV6 68#_219:1 / 68. theoretical-physics(tp) / w=,topics=回転系のベクトル；剛体,other=~,doc=r-8-1~4.1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4-06_19-02-55_000.jpg</text:p>
          </table:table-cell>
          <table:table-cell table:style-name="ce34" office:value-type="string">
            <text:p>-*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-*">
            <text:p>-*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4-06_19-03-24_000.jpg</text:p>
          </table:table-cell>
          <table:table-cell table:style-name="ce34" office:value-type="string">
            <text:p>:m :篠笛,shinobue #*# / memo:song / song-id=5 / picture=~,for=,page=1 / N~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:篠笛,shinobue #*# / memo:song / song-id=5 / picture=~,for=,page=1 / N~ ">
            <text:p>:m :篠笛,shinobue #*# / memo:song / song-id=5 / picture=~,for=,page=1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4-06_19-03-44_000.jpg</text:p>
          </table:table-cell>
          <table:table-cell table:style-name="ce34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-*">
            <text:p>-*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4-06_19-03-56_000.jpg</text:p>
          </table:table-cell>
          <table:table-cell table:style-name="ce34" office:value-type="string">
            <text:p>:m :篠笛,shinobue #*# / memo:song / song-id=7 / picture=~,for=,page=1 / N~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string" office:string-value=":m :篠笛,shinobue #*# / memo:song / song-id=7 / picture=~,for=,page=1 / N~ ">
            <text:p>:m :篠笛,shinobue #*# / memo:song / song-id=7 / picture=~,for=,page=1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4-06_19-04-11_000.jpg</text:p>
          </table:table-cell>
          <table:table-cell table:style-name="ce34" office:value-type="string">
            <text:p>:m :篠笛,shinobue #*# / memo:song / song-id=8 / picture=~,for=,page=1 / N~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string" office:string-value=":m :篠笛,shinobue #*# / memo:song / song-id=8 / picture=~,for=,page=1 / N~ ">
            <text:p>:m :篠笛,shinobue #*# / memo:song / song-id=8 / picture=~,for=,page=1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4-06_19-04-32_000.jpg</text:p>
          </table:table-cell>
          <table:table-cell table:style-name="ce34" office:value-type="string">
            <text:p>:m :篠笛,shinobue #*# / memo:song / song-id=9 / picture=~,for=,page=1;2 / N~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string" office:string-value=":m :篠笛,shinobue #*# / memo:song / song-id=9 / picture=~,for=,page=1;2 / N~ ">
            <text:p>:m :篠笛,shinobue #*# / memo:song / song-id=9 / picture=~,for=,page=1;2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2022/04/07</text:date>, <text:time>11:4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07T11:41:14.13</dc:date>
    <dc:creator>iwabuchi ken</dc:creator>
    <meta:editing-duration>P45DT11H41M34S</meta:editing-duration>
    <meta:editing-cycles>14876</meta:editing-cycles>
    <meta:document-statistic meta:table-count="2" meta:cell-count="491" meta:object-count="0"/>
    <meta:user-defined meta:name="qrichtext">1</meta:user-defined>
  </office:meta>
</office:document-meta>
</file>